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break-before="page"/>
    </style:style>
    <style:style style:name="P3" style:family="paragraph" style:parent-style-name="Text_20_body">
      <style:text-properties fo:font-weight="bold" style:font-weight-asian="bold" style:font-weight-complex="bold"/>
    </style:style>
    <style:style style:name="P4" style:family="paragraph" style:parent-style-name="Heading_20_1">
      <style:paragraph-properties fo:break-before="page"/>
    </style:style>
    <style:style style:name="P5" style:family="paragraph" style:parent-style-name="Contents_20_3">
      <style:paragraph-properties>
        <style:tab-stops>
          <style:tab-stop style:position="16.591cm" style:type="right" style:leader-style="dotted" style:leader-text="."/>
        </style:tab-stops>
      </style:paragraph-properties>
    </style:style>
    <style:style style:name="P6" style:family="paragraph" style:parent-style-name="Contents_20_2">
      <style:paragraph-properties>
        <style:tab-stops>
          <style:tab-stop style:position="17.09cm" style:type="right" style:leader-style="dotted" style:leader-text="."/>
        </style:tab-stops>
      </style:paragraph-properties>
    </style:style>
    <style:style style:name="P7" style:family="paragraph" style:parent-style-name="Contents_20_1">
      <style:paragraph-properties>
        <style:tab-stops>
          <style:tab-stop style:position="17.59cm" style:type="right" style:leader-style="dotted" style:leader-text="."/>
        </style:tab-stops>
      </style:paragraph-properties>
    </style:style>
    <style:style style:name="P8" style:family="paragraph" style:parent-style-name="Index_20_1">
      <style:paragraph-properties>
        <style:tab-stops>
          <style:tab-stop style:position="17.59cm" style:type="right" style:leader-style="dotted" style:leader-text="."/>
        </style:tab-stops>
      </style:paragraph-properties>
    </style:style>
    <style:style style:name="P9" style:family="paragraph" style:parent-style-name="Index_20_2">
      <style:paragraph-properties>
        <style:tab-stops>
          <style:tab-stop style:position="17.09cm" style:type="right" style:leader-style="dotted" style:leader-text="."/>
        </style:tab-stops>
      </style:paragraph-properties>
    </style:style>
    <style:style style:name="T1" style:family="text">
      <style:text-properties fo:font-style="italic" style:font-style-asian="italic" style:font-style-complex="italic"/>
    </style:style>
    <style:style style:name="Sect1" style:family="section">
      <style:section-properties fo:background-color="transparent" style:editable="false">
        <style:columns fo:column-count="2" fo:column-gap="0cm">
          <style:column-sep style:width="0.002cm" style:color="#000000" style:height="100%"/>
          <style:column style:rel-width="4986*" fo:start-indent="0cm" fo:end-indent="0cm"/>
          <style:column style:rel-width="4986*" fo:start-indent="0cm" fo:end-indent="0cm"/>
        </style:columns>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SU Mission Infrastructure</text:p>
      <text:p text:style-name="Subtitle">Architecture document </text:p>
      <text:p text:style-name="Standard"/>
      <text:p text:style-name="Standard"/>
      <text:p text:style-name="P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able of contents</text:p>
          </text:index-title>
          <text:p text:style-name="P7">Introduction and goals<text:tab/>3</text:p>
          <text:p text:style-name="P6">Requirements overview<text:tab/>3</text:p>
          <text:p text:style-name="P6">Quality goals<text:tab/>3</text:p>
          <text:p text:style-name="P5">Usability<text:tab/>3</text:p>
          <text:p text:style-name="P5">Modifiability<text:tab/>3</text:p>
          <text:p text:style-name="P5">Availability<text:tab/>3</text:p>
          <text:p text:style-name="P5">Performance<text:tab/>3</text:p>
          <text:p text:style-name="P5">Security<text:tab/>3</text:p>
          <text:p text:style-name="P6">Stakeholder<text:tab/>3</text:p>
          <text:p text:style-name="P7">Architecture constraints<text:tab/>4</text:p>
          <text:p text:style-name="P6">Technical constraints<text:tab/>4</text:p>
          <text:p text:style-name="P6">Organizational constraints<text:tab/>4</text:p>
          <text:p text:style-name="P6">Conventions<text:tab/>4</text:p>
          <text:p text:style-name="P7">Scope of product<text:tab/>4</text:p>
          <text:p text:style-name="P6">Technical scope<text:tab/>4</text:p>
          <text:p text:style-name="P6">Deployment scope<text:tab/>4</text:p>
          <text:p text:style-name="P7">Solution strategy<text:tab/>4</text:p>
          <text:p text:style-name="P7">Building block view<text:tab/>5</text:p>
          <text:p text:style-name="P6">Level 1: White box description of system<text:tab/>5</text:p>
          <text:p text:style-name="P7">Run time view<text:tab/>5</text:p>
          <text:p text:style-name="P6">Run time scenario 1: Starting editor<text:tab/>5</text:p>
          <text:p text:style-name="P6">Run time scenario 2: Save mission file<text:tab/>5</text:p>
          <text:p text:style-name="P6">Run time scenario 3: Create scenario files<text:tab/>5</text:p>
          <text:p text:style-name="P6">Run time scenario 4: Validate mission feasibility<text:tab/>5</text:p>
          <text:p text:style-name="P7">Deployment view<text:tab/>5</text:p>
          <text:p text:style-name="P7">Technical concepts and crosscutting concerns<text:tab/>6</text:p>
          <text:p text:style-name="P6">Persistence<text:tab/>6</text:p>
          <text:p text:style-name="P6">User interface<text:tab/>6</text:p>
          <text:p text:style-name="P6">Ergonomy<text:tab/>6</text:p>
          <text:p text:style-name="P6">Transaction handling<text:tab/>6</text:p>
          <text:p text:style-name="P6">Session handling<text:tab/>6</text:p>
          <text:p text:style-name="P6">Security<text:tab/>6</text:p>
          <text:p text:style-name="P6">Deployment, communication and integration<text:tab/>6</text:p>
          <text:p text:style-name="P6">Exception and error handling<text:tab/>6</text:p>
          <text:p text:style-name="P6">Management and Administration<text:tab/>6</text:p>
          <text:p text:style-name="P6">Logging and tracing<text:tab/>6</text:p>
          <text:p text:style-name="P6">Configuration<text:tab/>6</text:p>
          <text:p text:style-name="P6">Parallelization and Threading<text:tab/>6</text:p>
          <text:p text:style-name="P6">Internationalization<text:tab/>7</text:p>
          <text:p text:style-name="P6">Migration<text:tab/>7</text:p>
          <text:p text:style-name="P6">Testability<text:tab/>7</text:p>
          <text:p text:style-name="P6">Plausibility and validation<text:tab/>7</text:p>
          <text:p text:style-name="P6">Build management<text:tab/>7</text:p>
          <text:p text:style-name="P7">Design decisions<text:tab/>7</text:p>
          <text:p text:style-name="P6">Netbeans Platform RCP<text:tab/>7</text:p>
          <text:p text:style-name="P6">Inclusion of flight manifests<text:tab/>7</text:p>
          <text:p text:style-name="P7">Quality Scenarios<text:tab/>8</text:p>
          <text:p text:style-name="P6">Quality Tree<text:tab/>8</text:p>
          <text:p text:style-name="P6">Scenarios<text:tab/>8</text:p>
          <text:p text:style-name="P5">Define a new mission<text:tab/>8</text:p>
          <text:p text:style-name="P5">Change a <text:s/>mission<text:tab/>8</text:p>
          <text:p text:style-name="P5">Create a new mission based on an existing mission<text:tab/>8</text:p>
          <text:p text:style-name="P5">Create scenario folder for a mission<text:tab/>8</text:p>
          <text:p text:style-name="P5">Create a modification mission<text:tab/>8</text:p>
          <text:p text:style-name="P7">Risks<text:tab/>8</text:p>
          <text:p text:style-name="P7">Glossary<text:tab/>8</text:p>
        </text:index-body>
      </text:table-of-content>
      <text:p text:style-name="Standard"/>
      <text:p text:style-name="Standard"/>
      <text:h text:style-name="P4" text:outline-level="1">Introduction and goals</text:h>
      <text:h text:style-name="Heading_20_2" text:outline-level="2">Requirements overview</text:h>
      <text:p text:style-name="Standard">Add a mission editor to SSU for simpler generation of missions and scenarios.</text:p>
      <text:p text:style-name="Standard">Define an SDK for handling mission files to libUltra.</text:p>
      <text:p text:style-name="Standard">Permit use of shared read-only mission data by multiple vessels and vessel classes.</text:p>
      <text:p text:style-name="Standard">Define a mission state structure to describe the current nominal or off-nominal state of the mission within a vessel. </text:p>
      <text:p text:style-name="Standard">Support also other Ultra project vessel class then the Space Shuttle later.</text:p>
      <text:p text:style-name="Standard">Writes mission files for Ultra add-ons.</text:p>
      <text:p text:style-name="Standard">Can write scenario files for starting a mission.</text:p>
      <text:p text:style-name="Standard">Can support multiple orbiter installations and switch between them. </text:p>
      <text:p text:style-name="Standard">It should be able to edit and create all files required for defining a mission.</text:p>
      <text:p text:style-name="Standard"/>
      <text:p text:style-name="Standard"/>
      <text:h text:style-name="Heading_20_2" text:outline-level="2">Quality goals</text:h>
      <text:h text:style-name="Heading_20_3" text:outline-level="3">Usability</text:h>
      <text:p text:style-name="Text_20_body">The editor should be easy to use, since the mission design for orbital missions is already hard enough. </text:p>
      <text:p text:style-name="Text_20_body">The user interface should use standard elements and standard user processes for similar tasks. </text:p>
      <text:h text:style-name="Heading_20_3" text:outline-level="3">Modifiability</text:h>
      <text:p text:style-name="Standard">The editor should handle missions of older versions as well and save them in a new format. It should be possible to extend the editor for different spacecraft based on the libUltra library and new mission profiles. Changes to the mission file format as needed by the growth of SSU or libUltra should not be delayed by the editor development. </text:p>
      <text:p text:style-name="Standard"/>
      <text:h text:style-name="Heading_20_3" text:outline-level="3">Availability</text:h>
      <text:p text:style-name="Standard">The editor should never crash completely</text:p>
      <text:p text:style-name="Standard">the editor should run on any platform.</text:p>
      <text:p text:style-name="Standard">The editor should work on any machine that can run Orbiter in a way. </text:p>
      <text:p text:style-name="Standard"/>
      <text:h text:style-name="Heading_20_3" text:outline-level="3">Performance</text:h>
      <text:p text:style-name="Standard">The editor should never freeze and react sluggish during editing.</text:p>
      <text:p text:style-name="Standard"/>
      <text:h text:style-name="Heading_20_3" text:outline-level="3">Security</text:h>
      <text:p text:style-name="Standard">The editor should not cause security problems on the PC of the user. It should not use network communication if it can be avoided. </text:p>
      <text:p text:style-name="Standard"/>
      <text:h text:style-name="Heading_20_2" text:outline-level="2">Stakeholder</text:h>
      <text:p text:style-name="Standard"/>
      <text:p text:style-name="Standard">The primary user will be the <text:alphabetical-index-mark-start text:id="IMark148506120" text:key1="Stakeholder" text:main-entry="true"/><text:span text:style-name="T1">mission designer</text:span><text:alphabetical-index-mark-end text:id="IMark148506120"/> for the mission or set of missions that he is responsible for.</text:p>
      <text:p text:style-name="Standard">The project lead developer will be responsible for the editor development and the <text:alphabetical-index-mark-start text:id="IMark148506120"/>Mission API<text:alphabetical-index-mark-end text:id="IMark148506120"/>. </text:p>
      <text:p text:style-name="Standard">The developers of the SSU team will be affected by the development of editor and Mission API and define new <text:soft-page-break/>requirements to the mission file format and the available parameters in the Mission API. </text:p>
      <text:h text:style-name="Heading_20_1" text:outline-level="1">Architecture constraints</text:h>
      <text:h text:style-name="Heading_20_2" text:outline-level="2">Technical constraints</text:h>
      <text:p text:style-name="Standard"/>
      <text:p text:style-name="Standard">Shall be running on x86 architecture personal computers.</text:p>
      <text:p text:style-name="Standard">It should have mouse and keyboard.</text:p>
      <text:p text:style-name="Standard">The personal computer must have a graphical user interface like X or Windows. </text:p>
      <text:p text:style-name="Standard">It will be developed using Java</text:p>
      <text:p text:style-name="Standard">The source code must be documented as good as possible by using Javadoc.</text:p>
      <text:p text:style-name="Standard">The source code repository will be the SSU software repository on SourceForge. </text:p>
      <text:p text:style-name="Standard">Use JSON as primary file format.</text:p>
      <text:p text:style-name="Standard">Package prefix is “org.spaceshuttleultra”</text:p>
      <text:p text:style-name="Standard">Online help should be implemented by using JavaHelp. </text:p>
      <text:p text:style-name="Standard">Orbiter will generally be installed. </text:p>
      <text:p text:style-name="Standard"/>
      <text:h text:style-name="Heading_20_2" text:outline-level="2">Organizational constraints</text:h>
      <text:p text:style-name="Standard">It will be developed within the Ultra Team. </text:p>
      <text:p text:style-name="Standard">It will be developed using an agile software development process</text:p>
      <text:p text:style-name="Standard">Released as Open-source software under GPL3</text:p>
      <text:p text:style-name="Standard">Be composed of GPL compatible libraries. </text:p>
      <text:p text:style-name="Standard"/>
      <text:h text:style-name="Heading_20_2" text:outline-level="2">Conventions</text:h>
      <text:p text:style-name="Standard">It should make use of SSU documentation convention standards. </text:p>
      <text:p text:style-name="Standard">Coordinate systems in the editor should be right-handed, despite Orbiters left-handedness. </text:p>
      <text:p text:style-name="Standard"/>
      <text:h text:style-name="Heading_20_1" text:outline-level="1">Scope of product</text:h>
      <text:p text:style-name="Standard"/>
      <text:p text:style-name="Standard">It should provide the capability of editing mission files for add-ons of the Ultra project. </text:p>
      <text:p text:style-name="Standard"/>
      <text:h text:style-name="Heading_20_2" text:outline-level="2">Technical scope</text:h>
      <text:p text:style-name="Text_20_body">If possible, there shall be an update server for distributing new versions of the editor modules. </text:p>
      <text:p text:style-name="Text_20_body">If there is a SSU homepage, this homepage shall be referred for information.</text:p>
      <text:h text:style-name="Heading_20_2" text:outline-level="2">Deployment scope</text:h>
      <text:p text:style-name="Text_20_body">It shall be distributed together with SSU or related to SSU on consumer PCs. It runs on a single computer, there are no limitations on the number of CPUs. It must not run parallel to Orbiter, but a Orbiter installation must be available for creating scenario files. Mission files will also be stored in this Orbiter installation or in a dedicated development folder. </text:p>
      <text:h text:style-name="Heading_20_1" text:outline-level="1">Solution strategy</text:h>
      <text:p text:style-name="Standard">The editor should be based on Netbeans Platform RCP, because of its simple module concept and the chance to use standard Swing components for GUI development. </text:p>
      <text:p text:style-name="Standard"/>
      <text:p text:style-name="Standard"><text:soft-page-break/>The main file format for the mission files shall be JSON, so manual editing and error detection is simpler compared to XML. </text:p>
      <text:p text:style-name="Standard"/>
      <text:p text:style-name="Standard">Orbital calculations and propagation shall be a separate library module for reuse. </text:p>
      <text:p text:style-name="Standard"/>
      <text:p text:style-name="Standard">There is a module for handling multiple Mission file systems in an editor installation and save their location in the <text:s text:c="2"/>user preferences. The module can be used for detecting and adding Orbiter installations below a parent folder. </text:p>
      <text:p text:style-name="Standard"/>
      <text:p text:style-name="Standard">A module is needed for handling the procedures and checklists for a target system, that can be referred in a flight plan. Such a procedure set can be read into a vessel and be used as reference for AI systems if needed, but its primary purpose is providing reference data for flight plans. A target system can be a vessel class, a subsystem of a vessel class, a single component or a mission phase of a vessel class. </text:p>
      <text:p text:style-name="Standard"/>
      <text:p text:style-name="Standard">A module permits editing and creating procedure sets. The “procedures” folder might be a child folder of “mission”. It is possible to add an existing procedure set to the editor. Formats for exchanging information between crews of the vessels are defined in a procedure set. Such a format can describe a printed page, a form to manually fill or a vocal communication protocol. Simulated technical communication is not part of the exchange formats set. </text:p>
      <text:p text:style-name="Standard"/>
      <text:p text:style-name="Standard">It might make sense to add a procedure set update module, which automatically looks on a web-server for updated procedure sets. This feature is low priority.</text:p>
      <text:p text:style-name="Standard"/>
      <text:p text:style-name="Standard"/>
      <text:p text:style-name="Standard">The editor for vessel configuration definitions is not adaptable for every scenario file format, a special additional module is needed for every kind of syntax to permit writing the data. Properties and property groups can be used for defining additional information for vessel and subsystems. </text:p>
      <text:p text:style-name="Standard"/>
      <text:p text:style-name="Standard"/>
      <text:p text:style-name="Standard"/>
      <text:p text:style-name="Standard"/>
      <text:h text:style-name="Heading_20_1" text:outline-level="1">Building block view</text:h>
      <text:h text:style-name="Heading_20_2" text:outline-level="2">Level 1: White box description of system</text:h>
      <text:p text:style-name="Standard"/>
      <text:h text:style-name="Heading_20_1" text:outline-level="1">Run time view</text:h>
      <text:p text:style-name="Standard"/>
      <text:h text:style-name="Heading_20_2" text:outline-level="2">Run time scenario 1: Starting editor</text:h>
      <text:p text:style-name="Standard"/>
      <text:h text:style-name="Heading_20_2" text:outline-level="2">Run time scenario 2: Save mission file</text:h>
      <text:p text:style-name="Standard"/>
      <text:h text:style-name="Heading_20_2" text:outline-level="2">Run time scenario 3: Create scenario files</text:h>
      <text:h text:style-name="Heading_20_2" text:outline-level="2">Run time scenario 4: Validate mission feasibility</text:h>
      <text:p text:style-name="Standard"/>
      <text:h text:style-name="Heading_20_1" text:outline-level="1"><text:soft-page-break/>Deployment view</text:h>
      <text:p text:style-name="Standard"/>
      <text:h text:style-name="Heading_20_1" text:outline-level="1">Technical concepts and crosscutting concerns</text:h>
      <text:h text:style-name="Heading_20_2" text:outline-level="2">Persistence</text:h>
      <text:p text:style-name="Text_20_body">User settings, window positions and the last used files shall persist. Netbeans handles already most of this.</text:p>
      <text:h text:style-name="Heading_20_2" text:outline-level="2">User interface</text:h>
      <text:p text:style-name="Text_20_body">Use Swing user interface and standard Netbeans Platform RCP elements.</text:p>
      <text:h text:style-name="Heading_20_2" text:outline-level="2">Ergonomy</text:h>
      <text:h text:style-name="Heading_20_2" text:outline-level="2">Transaction handling</text:h>
      <text:p text:style-name="Text_20_body">There will be no special transaction handling. Scenario files will be overwritten after prompting the user.</text:p>
      <text:h text:style-name="Heading_20_2" text:outline-level="2">Session handling</text:h>
      <text:p text:style-name="Text_20_body">There will be only one mission or flight manifest active in the editor. </text:p>
      <text:h text:style-name="Heading_20_2" text:outline-level="2">Security</text:h>
      <text:p text:style-name="Text_20_body">No special security concerns expected in the editor. </text:p>
      <text:h text:style-name="Heading_20_2" text:outline-level="2">Deployment, communication and integration</text:h>
      <text:p text:style-name="Text_20_body">Deployment shall be by the end user. A set-up tool for the editor will be used, if it is not bundled with the SSU add-on. </text:p>
      <text:h text:style-name="Heading_20_2" text:outline-level="2">Exception and error handling</text:h>
      <text:p text:style-name="Text_20_body">There shall be no uncaught exceptions in the Editor. Any uncaught exception must be caught and handled in a bug fix. Errors should ideally be limited to module boundaries and ideally be fixed by a reset of the module or its subsystem. </text:p>
      <text:h text:style-name="Heading_20_2" text:outline-level="2">Management and Administration</text:h>
      <text:p text:style-name="Text_20_body">Module installation should happen by Netbeans. No special handling needed. Installation files can also be created by Netbeans in the build process. </text:p>
      <text:h text:style-name="Heading_20_2" text:outline-level="2">Logging and tracing</text:h>
      <text:p text:style-name="Text_20_body">Logging should use the Apache library for this. Since this application runs without console window, all logging should be directed into a log file. </text:p>
      <text:h text:style-name="Heading_20_2" text:outline-level="2">Configuration</text:h>
      <text:p text:style-name="Text_20_body">Use the Netbeans Options API to add configuration modules to the editor. </text:p>
      <text:h text:style-name="Heading_20_2" text:outline-level="2"><text:soft-page-break/>Parallelization and Threading</text:h>
      <text:p text:style-name="Text_20_body">Tasks during the mission file creation and scenario file generation could be broken down into Netbeans Tasks and executed as parallel processes. </text:p>
      <text:h text:style-name="Heading_20_2" text:outline-level="2">Internationalization</text:h>
      <text:p text:style-name="Standard">Use Java locale property files for this and Netbeans tools. Default language shall be American(US) English. Vessel specific terms and NASA acronyms shall not be translated. </text:p>
      <text:p text:style-name="Standard"/>
      <text:h text:style-name="Heading_20_2" text:outline-level="2">Migration</text:h>
      <text:p text:style-name="Text_20_body">Does only apply to changing Orbiter versions. No issues expected here. </text:p>
      <text:h text:style-name="Heading_20_2" text:outline-level="2">Testability</text:h>
      <text:p text:style-name="Text_20_body">All modules must be automatically testable by JUnit. </text:p>
      <text:h text:style-name="Heading_20_2" text:outline-level="2">Plausibility and validation</text:h>
      <text:p text:style-name="Text_20_body">Flight plans impossible in the selected configuration shall be prevented by plausibility checks. Implausible missions will be tagged and not permitted to be exported into scenario files. </text:p>
      <text:h text:style-name="Heading_20_2" text:outline-level="2">Build management</text:h>
      <text:p text:style-name="Standard">No special build management needed yet. </text:p>
      <text:p text:style-name="Standard"/>
      <text:h text:style-name="Heading_20_1" text:outline-level="1">Design decisions</text:h>
      <text:p text:style-name="Standard"/>
      <text:h text:style-name="Heading_20_2" text:outline-level="2">Netbeans Platform RCP</text:h>
      <text:p text:style-name="Standard"/>
      <text:p text:style-name="Standard">Using Netbeans Platform RCP as framework for the editor application. </text:p>
      <text:p text:style-name="Standard"/>
      <text:p text:style-name="Standard">Advantages: Open-source, Rich client, extension of editor by additional modules, versioning of modules. Strict module boundaries make application more robust and easier to maintain later in the development. </text:p>
      <text:p text:style-name="Standard">Disadvantages: Requires some skills of the developer for development, more complex in the beginning for developing the application (slow initial progress)</text:p>
      <text:p text:style-name="Standard"/>
      <text:h text:style-name="Heading_20_2" text:outline-level="2">Inclusion of flight manifests</text:h>
      <text:p text:style-name="Standard"/>
      <text:p text:style-name="Standard">Since most vessels of the Ultra project are reusable, it is desired to fly multiple missions with the same vessel after the ground processing is done. Since this requires the coordination of multiple vessels (spacecraft, launchers, support vessels, buildings) for achieving the goal, a special manifest file type has been included in the design. The Manifest defines the order of missions, the vessels assigned to the missions and the transition phase between the missions. </text:p>
      <text:p text:style-name="Standard"/>
      <text:h text:style-name="Heading_20_1" text:outline-level="1"><text:soft-page-break/>Quality Scenarios</text:h>
      <text:h text:style-name="Heading_20_2" text:outline-level="2">Quality Tree</text:h>
      <text:p text:style-name="Standard">The quality tree describes the relations between the different quality scenarios and their refinement</text:p>
      <text:p text:style-name="Standard"/>
      <text:h text:style-name="Heading_20_2" text:outline-level="2">Scenarios</text:h>
      <text:h text:style-name="Heading_20_3" text:outline-level="3">Define a new mission</text:h>
      <text:p text:style-name="Text_20_body">The <text:alphabetical-index-mark-start text:id="IMark228849116" text:key1="Stakeholder" text:main-entry="true"/>mission designer<text:alphabetical-index-mark-end text:id="IMark228849116"/> wants to create a new mission, that is completely unlike existing missions.</text:p>
      <text:p text:style-name="Text_20_body">Define a new mission project</text:p>
      <text:p text:style-name="Text_20_body">Optional: Lock mission for version control</text:p>
      <text:p text:style-name="Text_20_body"/>
      <text:h text:style-name="Heading_20_3" text:outline-level="3">Change a <text:s/>mission</text:h>
      <text:p text:style-name="Text_20_body">The <text:alphabetical-index-mark-start text:id="IMark228849116" text:key1="Stakeholder" text:main-entry="true"/>mission designer<text:alphabetical-index-mark-end text:id="IMark228849116"/> wants to change the parameters of a mission</text:p>
      <text:p text:style-name="Text_20_body">Load mission</text:p>
      <text:p text:style-name="Text_20_body">Optional: Unlock mission by creating a new Revision</text:p>
      <text:h text:style-name="Heading_20_3" text:outline-level="3">Create a new mission based on an existing mission</text:h>
      <text:p text:style-name="Text_20_body">The <text:alphabetical-index-mark-start text:id="IMark228849116" text:key1="Stakeholder" text:main-entry="true"/>mission designer<text:alphabetical-index-mark-end text:id="IMark228849116"/> wants to create a new mission, that is similar to an existing one.</text:p>
      <text:p text:style-name="Text_20_body">Load mission</text:p>
      <text:p text:style-name="Text_20_body">Fork mission to a new name</text:p>
      <text:p text:style-name="Text_20_body"/>
      <text:h text:style-name="Heading_20_3" text:outline-level="3">Create scenario folder for a mission</text:h>
      <text:p text:style-name="Text_20_body">For testing the scenario or releasing the mission, the <text:alphabetical-index-mark-start text:id="IMark228849116" text:key1="Stakeholder" text:main-entry="true"/>mission designer<text:alphabetical-index-mark-end text:id="IMark228849116"/> wants to create scenario files for Orbiter. </text:p>
      <text:p text:style-name="Text_20_body"/>
      <text:h text:style-name="Heading_20_3" text:outline-level="3">Create a modification mission</text:h>
      <text:h text:style-name="Heading_20_1" text:outline-level="1">Risks</text:h>
      <text:p text:style-name="Standard">There is a medium risk for a loss of sanity. </text:p>
      <text:h text:style-name="Heading_20_1" text:outline-level="1">Glossary</text:h>
      <text:p text:style-name="P3">Flight Manifest</text:p>
      <text:p text:style-name="Text_20_body">A number of missions assigned to a single vessel or a fleet of vessels. Defines the vessel classes required to complete this manifest (including buildings and support vehicles). It is possible to create a simple single mission manifest during simulation for launching a new mission. For crewed missions, the manifest contains the names of the astronauts assigned to a mission. Training is currently ignored. </text:p>
      <text:p text:style-name="P3"><text:soft-page-break/>Flight plan</text:p>
      <text:p text:style-name="Standard">A flight plan consists of crew phases, flight days and vessels. A flight plan has multiple different views: A Designer view, that shows all information and a view for every involved vessel, that shows only the information relevant for the involved vessel. A mission can have multiple spacecraft involved, as well as multiple support vessels. </text:p>
      <text:p text:style-name="Standard"/>
      <text:p text:style-name="P1">JSON</text:p>
      <text:p text:style-name="Standard">JavaScript Object Notation, a standard file format.</text:p>
      <text:p text:style-name="Standard"/>
      <text:p text:style-name="P3">Mission</text:p>
      <text:p text:style-name="Text_20_body">The mission describes the constant parts of a scenario, which do not change during the mission. This includes a payload manifest of the launched and returned payloads that are part of the mission. It also includes a flight plan for this mission, the prelaunch processing to get this mission created and the post-launch processing for preparing the vessel for the next mission or an overhaul. It also defines the constructional requirements on the vessels active in this mission. </text:p>
      <text:p text:style-name="Text_20_body">The assignment of a mission to a vessel during a simulation run can not change while a mission is active, only in the early prelaunch phase. An active mission has to end normally or be terminated early (scrub, mission abort). A mission assignment does affect all allocated vessels from the manifest. </text:p>
      <text:p text:style-name="Text_20_body">A mission does not define which exact vessel will have which role in it. It only defines the needed classes and the needed configuration of every class. </text:p>
      <text:p text:style-name="P3">Mission file</text:p>
      <text:p text:style-name="Text_20_body">The mission file is the primary file that is loaded by the editor or the Mission API. It refers to other files in the mission file system for defining the mission.</text:p>
      <text:p text:style-name="P3">Support vessel</text:p>
      <text:p text:style-name="Text_20_body">A support vessel is a mobile non-spacecraft vessel, that is required for a mission. A support vessel can be a crawler used for transporting the launch vehicle to the launch pad or an aircraft needed for monitoring a launch.</text:p>
      <text:p text:style-name="P1">Vessel</text:p>
      <text:p text:style-name="Standard">An active entity in Orbiter. It can be a spacecraft, a space station, a building or a support vessel. </text:p>
      <text:p text:style-name="Standard"/>
      <text:p text:style-name="P1">Vessel class</text:p>
      <text:p text:style-name="Standard"/>
      <text:p text:style-name="Standard">A vessel class in the context of the editor describes the Orbiter vessel class, the configuration options of it, the properties of every vessel and the abilities of it. It refers to standard procedure sets for this vessel. A vessel class is stored as single file and can be edited by the Mission Editor. The vessel class definition also provides the information for creating vessel blocks in an Orbiter scenario file. </text:p>
      <text:p text:style-name="Standard"/>
      <text:p text:style-name="P1">Vessel configuration</text:p>
      <text:p text:style-name="Standard"/>
      <text:p text:style-name="Standard">The vessel configuration describes which variable subsystems are installed, how much fuel is loaded, how the subsystem state is and which failures are to be introduced for every mission phase. Vessel configuration is only needed for creating a flight manifest. A vessel that is not in the proper configuration at the beginning of the first phase of a mission has to be modified first between the missions. This modification is a special kind of mission in the Editor and refers to special procedure sets. </text:p>
      <text:p text:style-name="Standard"/>
      <text:p text:style-name="P1">Vessel configuration definition</text:p>
      <text:p text:style-name="Standard"/>
      <text:p text:style-name="Standard">This defines how a vessel configuration for a special vessel looks like. It is part of the vessel class definition. The definition can be edited by the Mission Editor. </text:p>
      <text:p text:style-name="P2"/>
      <text:alphabetical-index text:style-name="Sect2" text:protected="true" text:name="Stichwortverzeichnis1">
        <text:alphabetical-index-source text:main-entry-style-name="Main_20_index_20_entry"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Stichwortverzeichnis1_Head">
            <text:p text:style-name="Index_20_Heading">Index</text:p>
          </text:index-title>
          <text:p text:style-name="P8">Mission API<text:tab/>3</text:p>
          <text:p text:style-name="P8">Stakeholder<text:tab/></text:p>
          <text:p text:style-name="P9">mission designer<text:tab/><text:span text:style-name="Main_20_index_20_entry">3, 8</text:span></text:p>
        </text:index-body>
      </text:alphabetical-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style:tab-stops/>
        <style:drop-cap/>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Main_20_index_20_entry" style:display-name="Main index entry"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ennis Krenz</meta:initial-creator>
    <meta:creation-date>2012-11-09T19:29:42.03</meta:creation-date>
    <dc:date>2012-11-10T01:31:20.56</dc:date>
    <dc:creator>Dennis Krenz</dc:creator>
    <meta:editing-duration>PT05H04M55S</meta:editing-duration>
    <meta:editing-cycles>8</meta:editing-cycles>
    <meta:generator>OpenOffice.org/3.2$Win32 OpenOffice.org_project/320m18$Build-9502</meta:generator>
    <meta:document-statistic meta:table-count="0" meta:image-count="0" meta:object-count="0" meta:page-count="10" meta:paragraph-count="221" meta:word-count="2374" meta:character-count="14691"/>
  </office:meta>
</office:document-meta>
</file>